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Arial Unicode MS'" style:font-charset="x-symbol"/>
    <style:font-face style:name="OpenSymbol1" svg:font-family="OpenSymbol, 'Arial Unicode MS'"/>
    <style:font-face style:name="Symbol" svg:font-family="Symbol" style:font-charset="x-symbol"/>
  </office:font-face-decls>
  <office:automatic-styles>
    <style:style style:name="P1" style:family="paragraph" style:parent-style-name="Standard">
      <style:text-properties fo:font-weight="bold" officeooo:rsid="0005033e" officeooo:paragraph-rsid="0005033e" style:font-weight-asian="bold" style:font-weight-complex="bold"/>
    </style:style>
    <style:style style:name="P2" style:family="paragraph" style:parent-style-name="Standard">
      <style:paragraph-properties fo:line-height="115%" fo:text-align="justify" style:justify-single-word="false" style:text-autospace="none"/>
      <style:text-properties fo:color="#000000" loext:opacity="100%" style:font-name="Arial" fo:font-size="11pt" fo:font-style="normal" fo:font-weight="bold" officeooo:rsid="0005033e" officeooo:paragraph-rsid="0005033e" style:font-size-asian="11pt" style:font-style-asian="normal" style:font-weight-asian="bold" style:font-name-complex="Arial" style:font-size-complex="11pt" style:font-style-complex="normal" style:font-weight-complex="bold"/>
    </style:style>
    <style:style style:name="P3" style:family="paragraph" style:parent-style-name="Standard">
      <style:paragraph-properties fo:margin-left="0in" fo:margin-right="0in" fo:line-height="115%" fo:text-align="justify" style:justify-single-word="false" fo:orphans="0" fo:widows="0" fo:hyphenation-ladder-count="no-limit" fo:text-indent="0in" style:auto-text-indent="false" style:text-autospace="none" style:writing-mode="lr-tb"/>
      <style:text-properties fo:color="#000000" loext:opacity="100%" style:font-name="Arial" fo:font-size="11pt" fo:font-style="normal" fo:font-weight="bold" officeooo:rsid="0005033e" officeooo:paragraph-rsid="0005033e" fo:background-color="transparent" style:font-size-asian="11pt" style:font-style-asian="normal" style:font-weight-asian="bold" style:font-name-complex="Arial" style:font-size-complex="11pt" style:font-style-complex="normal" style:font-weight-complex="bold" fo:hyphenate="false" fo:hyphenation-remain-char-count="2" fo:hyphenation-push-char-count="2" loext:hyphenation-no-caps="false"/>
    </style:style>
    <style:style style:name="P4" style:family="paragraph" style:parent-style-name="Standard">
      <style:paragraph-properties fo:line-height="115%" fo:text-align="justify" style:justify-single-word="false" style:text-autospace="none"/>
      <style:text-properties fo:color="#000000" loext:opacity="100%" style:font-name="Arial" fo:font-size="11pt" fo:font-style="normal" fo:font-weight="normal" officeooo:rsid="0005033e" officeooo:paragraph-rsid="0005033e"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line-height="115%" fo:text-align="justify" style:justify-single-word="false" fo:orphans="0" fo:widows="0" fo:hyphenation-ladder-count="no-limit" style:text-autospace="none"/>
      <style:text-properties fo:color="#000000" loext:opacity="100%" style:font-name="Arial" fo:font-size="11pt" fo:font-style="normal" fo:font-weight="normal" officeooo:rsid="0005033e" officeooo:paragraph-rsid="0005033e" style:font-size-asian="11pt" style:font-style-asian="normal" style:font-weight-asian="normal" style:font-name-complex="Arial" style:font-size-complex="11pt" style:font-style-complex="normal" style:font-weight-complex="normal" fo:hyphenate="false" fo:hyphenation-remain-char-count="2" fo:hyphenation-push-char-count="2" loext:hyphenation-no-caps="false"/>
    </style:style>
    <style:style style:name="P6" style:family="paragraph" style:parent-style-name="Standard">
      <style:paragraph-properties fo:margin-left="0.6252in" fo:margin-right="0in" fo:line-height="115%" fo:text-align="justify" style:justify-single-word="false" fo:orphans="0" fo:widows="0" fo:hyphenation-ladder-count="no-limit" fo:text-indent="-0.25in" style:auto-text-indent="false" style:text-autospace="none" style:writing-mode="lr-tb"/>
      <style:text-properties fo:color="#000000" loext:opacity="100%" style:font-name="Arial" fo:font-size="11pt" fo:font-style="normal" fo:font-weight="normal" officeooo:rsid="0005033e" officeooo:paragraph-rsid="0005033e" style:font-size-asian="11pt" style:font-style-asian="normal" style:font-weight-asian="normal" style:font-name-complex="Arial" style:font-size-complex="11pt" style:font-style-complex="normal" style:font-weight-complex="bold" fo:hyphenate="false" fo:hyphenation-remain-char-count="2" fo:hyphenation-push-char-count="2" loext:hyphenation-no-caps="false"/>
    </style:style>
    <style:style style:name="P7" style:family="paragraph" style:parent-style-name="Standard">
      <style:paragraph-properties fo:margin-left="0in" fo:margin-right="0in" fo:line-height="115%" fo:text-align="justify" style:justify-single-word="false" fo:orphans="0" fo:widows="0" fo:hyphenation-ladder-count="no-limit" fo:text-indent="0in" style:auto-text-indent="false" style:text-autospace="none" style:writing-mode="lr-tb"/>
      <style:text-properties fo:color="#000000" loext:opacity="100%" style:font-name="Arial" fo:font-size="11pt" fo:font-style="normal" fo:font-weight="normal" officeooo:rsid="0005033e" officeooo:paragraph-rsid="0005033e" fo:background-color="#ffff00" style:font-size-asian="11pt" style:font-style-asian="normal" style:font-weight-asian="normal" style:font-name-complex="Arial" style:font-size-complex="11pt" style:font-style-complex="normal" style:font-weight-complex="normal" fo:hyphenate="false" fo:hyphenation-remain-char-count="2" fo:hyphenation-push-char-count="2" loext:hyphenation-no-caps="false"/>
    </style:style>
    <style:style style:name="P8" style:family="paragraph" style:parent-style-name="Standard">
      <style:paragraph-properties fo:margin-left="0in" fo:margin-right="0in" fo:line-height="115%" fo:text-align="justify" style:justify-single-word="false" fo:orphans="0" fo:widows="0" fo:hyphenation-ladder-count="no-limit" fo:text-indent="0in" style:auto-text-indent="false" style:text-autospace="none" style:writing-mode="lr-tb"/>
      <style:text-properties fo:color="#000000" loext:opacity="100%" style:font-name="Arial" fo:font-size="11pt" fo:font-style="normal" fo:font-weight="normal" officeooo:rsid="0005033e" officeooo:paragraph-rsid="0005033e" fo:background-color="transparent" style:font-size-asian="11pt" style:font-style-asian="normal" style:font-weight-asian="normal" style:font-name-complex="Arial" style:font-size-complex="11pt" style:font-style-complex="normal" style:font-weight-complex="bold" fo:hyphenate="false" fo:hyphenation-remain-char-count="2" fo:hyphenation-push-char-count="2" loext:hyphenation-no-caps="false"/>
    </style:style>
    <style:style style:name="P9" style:family="paragraph" style:parent-style-name="Standard">
      <style:paragraph-properties fo:margin-left="0in" fo:margin-right="0in" fo:line-height="115%" fo:text-align="justify" style:justify-single-word="false" fo:orphans="0" fo:widows="0" fo:hyphenation-ladder-count="no-limit" fo:text-indent="0in" style:auto-text-indent="false" style:text-autospace="none" style:writing-mode="lr-tb"/>
      <style:text-properties fo:color="#000000" loext:opacity="100%" style:font-name="Arial" fo:font-size="11pt" fo:font-style="normal" fo:font-weight="normal" officeooo:rsid="0005033e" officeooo:paragraph-rsid="0006c9c7" fo:background-color="transparent" style:font-size-asian="11pt" style:font-style-asian="normal" style:font-weight-asian="normal" style:font-name-complex="Arial" style:font-size-complex="11pt" style:font-style-complex="normal" style:font-weight-complex="normal" fo:hyphenate="false" fo:hyphenation-remain-char-count="2" fo:hyphenation-push-char-count="2" loext:hyphenation-no-caps="false"/>
    </style:style>
    <style:style style:name="P10" style:family="paragraph" style:parent-style-name="Standard">
      <style:paragraph-properties fo:margin-left="0in" fo:margin-right="0in" fo:line-height="115%" fo:text-align="justify" style:justify-single-word="false" fo:orphans="0" fo:widows="0" fo:hyphenation-ladder-count="no-limit" fo:text-indent="0in" style:auto-text-indent="false" style:text-autospace="none" style:writing-mode="lr-tb"/>
      <style:text-properties fo:color="#000000" loext:opacity="100%" style:font-name="Arial" fo:font-size="11pt" fo:font-style="normal" fo:font-weight="normal" officeooo:rsid="0006c9c7" officeooo:paragraph-rsid="0006c9c7" fo:background-color="transparent" style:font-size-asian="11pt" style:font-style-asian="normal" style:font-weight-asian="normal" style:font-name-complex="Arial" style:font-size-complex="11pt" style:font-style-complex="normal" style:font-weight-complex="normal" fo:hyphenate="false" fo:hyphenation-remain-char-count="2" fo:hyphenation-push-char-count="2" loext:hyphenation-no-caps="false"/>
    </style:style>
    <style:style style:name="P11" style:family="paragraph" style:parent-style-name="Standard">
      <style:paragraph-properties fo:line-height="115%" fo:text-align="justify" style:justify-single-word="false" style:text-autospace="none"/>
      <style:text-properties fo:color="#000000" loext:opacity="100%" style:font-name="Arial" fo:font-size="11pt" officeooo:paragraph-rsid="0005033e" style:font-size-asian="11pt" style:font-name-complex="Arial" style:font-size-complex="11pt" style:font-weight-complex="bold"/>
    </style:style>
    <style:style style:name="P12" style:family="paragraph" style:parent-style-name="Standard">
      <style:paragraph-properties fo:line-height="115%" fo:text-align="justify" style:justify-single-word="false" style:text-autospace="none"/>
      <style:text-properties fo:color="#000000" loext:opacity="100%" style:font-name="Arial" fo:font-size="11pt" officeooo:paragraph-rsid="0006c9c7" style:font-size-asian="11pt" style:font-name-complex="Arial" style:font-size-complex="11pt"/>
    </style:style>
    <style:style style:name="P13" style:family="paragraph" style:parent-style-name="Standard">
      <style:paragraph-properties fo:margin-left="0.5in" fo:margin-right="0in" fo:line-height="115%" fo:text-align="justify" style:justify-single-word="false" fo:text-indent="0in" style:auto-text-indent="false" style:text-autospace="none"/>
      <style:text-properties fo:color="#000000" loext:opacity="100%" style:font-name="Arial" fo:font-size="11pt" fo:font-weight="bold" officeooo:paragraph-rsid="0005033e" style:font-size-asian="11pt" style:font-weight-asian="bold" style:font-name-complex="Arial" style:font-size-complex="11pt" style:font-weight-complex="bold"/>
    </style:style>
    <style:style style:name="P14" style:family="paragraph" style:parent-style-name="Standard">
      <style:paragraph-properties fo:margin-left="0in" fo:margin-right="0in" fo:line-height="115%" fo:text-align="justify" style:justify-single-word="false" fo:text-indent="0in" style:auto-text-indent="false" style:text-autospace="none"/>
      <style:text-properties fo:color="#000000" loext:opacity="100%" style:font-name="Arial" fo:font-size="11pt" fo:font-weight="bold" officeooo:paragraph-rsid="0005033e" style:font-size-asian="11pt" style:font-weight-asian="bold" style:font-name-complex="Arial" style:font-size-complex="11pt" style:font-weight-complex="bold"/>
    </style:style>
    <style:style style:name="P15" style:family="paragraph" style:parent-style-name="Standard">
      <style:paragraph-properties fo:line-height="115%" fo:text-align="justify" style:justify-single-word="false" style:text-autospace="none"/>
      <style:text-properties fo:color="#000000" loext:opacity="100%" style:font-name="Arial" fo:font-size="11pt" fo:font-weight="bold" officeooo:paragraph-rsid="0006c9c7" style:font-size-asian="11pt" style:font-weight-asian="bold" style:font-name-complex="Arial" style:font-size-complex="11pt" style:font-weight-complex="bold"/>
    </style:style>
    <style:style style:name="P16" style:family="paragraph" style:parent-style-name="Standard">
      <style:paragraph-properties fo:line-height="115%" fo:text-align="justify" style:justify-single-word="false" style:text-autospace="none"/>
      <style:text-properties fo:color="#000000" loext:opacity="100%" style:font-name="Arial" fo:font-size="11pt" fo:font-weight="normal" officeooo:paragraph-rsid="0005033e" style:font-size-asian="11pt" style:font-weight-asian="normal" style:font-name-complex="Arial" style:font-size-complex="11pt" style:font-weight-complex="normal"/>
    </style:style>
    <style:style style:name="P17" style:family="paragraph" style:parent-style-name="Standard">
      <style:paragraph-properties fo:line-height="115%" fo:text-align="justify" style:justify-single-word="false" style:text-autospace="none"/>
      <style:text-properties fo:color="#000000" loext:opacity="100%" style:font-name="Arial" fo:font-size="11pt" fo:font-weight="normal" officeooo:paragraph-rsid="0006c9c7" style:font-size-asian="11pt" style:font-weight-asian="normal" style:font-name-complex="Arial" style:font-size-complex="11pt" style:font-weight-complex="normal"/>
    </style:style>
    <style:style style:name="P18" style:family="paragraph" style:parent-style-name="Standard">
      <style:paragraph-properties fo:line-height="115%" fo:text-align="justify" style:justify-single-word="false" style:text-autospace="none"/>
      <style:text-properties fo:color="#000000" loext:opacity="100%" style:font-name="Arial" fo:font-size="11pt" fo:font-weight="normal" officeooo:paragraph-rsid="0005033e" style:font-size-asian="11pt" style:font-weight-asian="normal" style:font-name-complex="Arial" style:font-size-complex="11pt" style:font-weight-complex="bold"/>
    </style:style>
    <style:style style:name="P19" style:family="paragraph" style:parent-style-name="Standard">
      <style:paragraph-properties fo:line-height="115%" fo:text-align="justify" style:justify-single-word="false" style:text-autospace="none"/>
      <style:text-properties fo:color="#000000" loext:opacity="100%" style:font-name="Arial" fo:font-size="11pt" fo:font-weight="normal" officeooo:paragraph-rsid="0006c9c7" style:font-size-asian="11pt" style:font-weight-asian="normal" style:font-name-complex="Arial" style:font-size-complex="11pt" style:font-weight-complex="bold"/>
    </style:style>
    <style:style style:name="P20" style:family="paragraph" style:parent-style-name="Standard">
      <style:paragraph-properties fo:line-height="115%" fo:text-align="justify" style:justify-single-word="false" style:text-autospace="none"/>
      <style:text-properties fo:color="#000000" loext:opacity="100%" officeooo:paragraph-rsid="0005033e"/>
    </style:style>
    <style:style style:name="P21" style:family="paragraph" style:parent-style-name="Standard">
      <style:paragraph-properties fo:line-height="115%" fo:text-align="justify" style:justify-single-word="false" style:text-autospace="none"/>
      <style:text-properties officeooo:paragraph-rsid="0005033e"/>
    </style:style>
    <style:style style:name="P22" style:family="paragraph" style:parent-style-name="Standard">
      <style:paragraph-properties fo:line-height="115%" fo:text-align="justify" style:justify-single-word="false" style:text-autospace="none"/>
      <style:text-properties officeooo:paragraph-rsid="0006c9c7"/>
    </style:style>
    <style:style style:name="P23" style:family="paragraph" style:parent-style-name="Standard" style:list-style-name="WW8Num5">
      <style:paragraph-properties fo:margin-left="0.6252in" fo:margin-right="0in" fo:line-height="115%" fo:text-align="justify" style:justify-single-word="false" fo:orphans="0" fo:widows="0" fo:hyphenation-ladder-count="no-limit" fo:text-indent="-0.25in" style:auto-text-indent="false" style:text-autospace="none" style:writing-mode="lr-tb"/>
      <style:text-properties fo:color="#000000" loext:opacity="100%" style:font-name="Arial" fo:font-size="11pt" officeooo:paragraph-rsid="0005033e" style:font-size-asian="11pt" style:font-name-complex="Arial" style:font-size-complex="11pt" style:font-weight-complex="bold" fo:hyphenate="false" fo:hyphenation-remain-char-count="2" fo:hyphenation-push-char-count="2" loext:hyphenation-no-caps="false"/>
    </style:style>
    <style:style style:name="P24" style:family="paragraph" style:parent-style-name="Standard" style:list-style-name="WW8Num5">
      <style:paragraph-properties fo:margin-left="0.6252in" fo:margin-right="0in" fo:line-height="115%" fo:text-align="justify" style:justify-single-word="false" fo:orphans="0" fo:widows="0" fo:hyphenation-ladder-count="no-limit" fo:text-indent="-0.25in" style:auto-text-indent="false" style:text-autospace="none" style:writing-mode="lr-tb"/>
      <style:text-properties fo:color="#000000" loext:opacity="100%" style:font-name="Arial" fo:font-size="11pt" fo:font-style="normal" fo:font-weight="normal" officeooo:rsid="0005033e" officeooo:paragraph-rsid="0005033e" style:font-size-asian="11pt" style:font-style-asian="normal" style:font-weight-asian="normal" style:font-name-complex="Arial" style:font-size-complex="11pt" style:font-style-complex="normal" style:font-weight-complex="bold" fo:hyphenate="false" fo:hyphenation-remain-char-count="2" fo:hyphenation-push-char-count="2" loext:hyphenation-no-caps="false"/>
    </style:style>
    <style:style style:name="P25" style:family="paragraph" style:parent-style-name="Standard" style:list-style-name="WW8Num6">
      <style:paragraph-properties fo:margin-left="0in" fo:margin-right="0in" fo:line-height="115%" fo:text-align="justify" style:justify-single-word="false" fo:orphans="0" fo:widows="0" fo:hyphenation-ladder-count="no-limit" fo:text-indent="0in" style:auto-text-indent="false" style:text-autospace="none" style:writing-mode="lr-tb"/>
      <style:text-properties fo:color="#000000" loext:opacity="100%" style:font-name="Arial" fo:font-size="11pt" fo:font-style="normal" fo:font-weight="normal" officeooo:rsid="0005033e" officeooo:paragraph-rsid="0005033e" fo:background-color="transparent" style:font-size-asian="11pt" style:font-style-asian="normal" style:font-weight-asian="normal" style:font-name-complex="Arial" style:font-size-complex="11pt" style:font-style-complex="normal" style:font-weight-complex="bold" fo:hyphenate="false" fo:hyphenation-remain-char-count="2" fo:hyphenation-push-char-count="2" loext:hyphenation-no-caps="false"/>
    </style:style>
    <style:style style:name="P26" style:family="paragraph" style:parent-style-name="Standard" style:list-style-name="WW8Num6">
      <style:paragraph-properties fo:line-height="115%" fo:text-align="justify" style:justify-single-word="false" style:text-autospace="none"/>
      <style:text-properties fo:color="#000000" loext:opacity="100%" style:font-name="Arial" fo:font-size="11pt" fo:font-weight="normal" officeooo:paragraph-rsid="0005033e" style:font-size-asian="11pt" style:font-weight-asian="normal" style:font-name-complex="Arial" style:font-size-complex="11pt" style:font-weight-complex="bold"/>
    </style:style>
    <style:style style:name="P27" style:family="paragraph" style:parent-style-name="Standard" style:list-style-name="WW8Num6">
      <style:paragraph-properties fo:line-height="115%" fo:text-align="justify" style:justify-single-word="false" style:text-autospace="none"/>
      <style:text-properties officeooo:paragraph-rsid="0005033e"/>
    </style:style>
    <style:style style:name="T1" style:family="text">
      <style:text-properties fo:font-weight="bold" style:font-weight-asian="bold" style:font-weight-complex="bold"/>
    </style:style>
    <style:style style:name="T2" style:family="text">
      <style:text-properties fo:color="#000000" loext:opacity="100%"/>
    </style:style>
    <style:style style:name="T3" style:family="text">
      <style:text-properties fo:color="#000000" loext:opacity="100%" style:font-name="Arial" fo:font-size="11pt" fo:font-weight="normal" style:font-size-asian="11pt" style:font-weight-asian="normal" style:font-name-complex="Arial" style:font-size-complex="11pt" style:font-weight-complex="normal"/>
    </style:style>
    <style:style style:name="T4" style:family="text">
      <style:text-properties fo:color="#000000" loext:opacity="100%" style:font-name="Arial" fo:font-size="11pt" fo:font-weight="normal" style:font-size-asian="11pt" style:font-weight-asian="normal" style:font-name-complex="Arial" style:font-size-complex="11pt" style:font-weight-complex="bold"/>
    </style:style>
    <style:style style:name="T5" style:family="text">
      <style:text-properties fo:font-variant="normal" fo:text-transform="none" fo:color="#000000" loext:opacity="100%" style:font-name="ARial" fo:font-size="10.5pt" fo:letter-spacing="normal" fo:font-style="normal" fo:font-weight="normal" style:font-size-asian="10.5pt" style:font-style-asian="normal" style:font-weight-asian="normal" style:font-name-complex="ARial"/>
    </style:style>
    <style:style style:name="T6" style:family="text">
      <style:text-properties style:text-line-through-style="solid" style:text-line-through-type="single"/>
    </style:style>
    <style:style style:name="T7" style:family="text">
      <style:text-properties style:text-line-through-style="none" style:text-line-through-type="none"/>
    </style:style>
    <style:style style:name="T8" style:family="text">
      <style:text-properties officeooo:rsid="0006c9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Opción </text:span>1) <text:span text:style-name="T8">(</text:span>Proyecto universidad<text:span text:style-name="T8">)</text:span></text:p>
      <text:p text:style-name="P1"/>
      <text:p text:style-name="P1">Resumen</text:p>
      <text:p text:style-name="P1"/>
      <text:p text:style-name="P4">Este proyecto se abocará al desarrollo de metodologías de pronóstico de mediano plazo (sub-estacional, estacional y anual) de recursos energéticos renovables dependientes del clima: recursos solar, eólico e hidroeléctrico. Se exploraran relaciones estadísticas entre forzantes climáticos de gran escala (como por ejemplo el fenómeno Niño/Niña) y series de caudales o precipitaciones, temperaturas, velocidades del viento y radiación solar o datos de nubosidad. Se evaluará el desempeño de modelos de pronóstico estacional como los provistos por el Centro Europeo de Pronóstico de Mediano Plazo (<text:a xlink:type="simple" xlink:href="https://www.ecmwf.int/" text:style-name="Internet_20_link" text:visited-style-name="Visited_20_Internet_20_Link">https://www.ecmwf.int/</text:a>)</text:p>
      <text:p text:style-name="P4"/>
      <text:p text:style-name="P2"><text:span text:style-name="T8">1. </text:span>Objetivos</text:p>
      <text:p text:style-name="P4"/>
      <text:p text:style-name="P5">Los recursos de los cuales depende la producción de energía eólica y solar pueden mostrar variaciones considerables en diferentes escalas temporales asociadas a las variaciones del viento y al movimiento de las nubes [1-7], lo cual puede lo cual puede incrementar los costos y complicar la operación del sistema eléctrico [5,8,9]. El recurso hidroeléctrico también presenta fluctuaciones asociadas a las variaciones climáticas, aunque en períodos diferentes a las fluctuaciones del viento por ejemplo [10]. En un contexto global de aumento de la participación de las fuentes de generación renovable, la predicción de esta generación en múltiples escalas temporales resulta crucial [11,12]. Los pronósticos meteorológicos (aplicables en una escala temporal de hasta 10 días) son ampliamente utilizados para anticipar la variabilidad en la generación eléctrica con éxito [13,14]. Pero estos pronósticos no pueden ser aplicados en escalas de tiempo más largas debido a la naturaleza caótica de la atmósfera. Sin embargo, nuevos desarrollos en el campo de la predicción climática están posibilitando la aplicación de pronósticos sub-estacionales (semana-mes) y estacionales (mes-año) [15,16]. En el sector eléctrico, la aplicación de pronósticos en escalas sub-estacionales y estacionales resulta de gran utilidad tanto a escala de sitio como a nivel pais [12]: un administrador del sistema eléctrico necesita programar el suministro eléctrico y estimar los precios de la energía con anticipación, mientras que una compañía generadora necesita anticipar los flujos de caja [11, 12, 17-20]</text:p>
      <text:p text:style-name="P5"/>
      <text:p text:style-name="P11">En este proyecto se profundizaran las líneas de trabajo desarrolladas hasta el momento, orientando las investigaciones hacia una aplicación específica que son los pronósticos a mediano plazo de las energías renovables.</text:p>
      <text:p text:style-name="P11"/>
      <text:p text:style-name="P11">Los objetivos generales del proyecto propuesto son:</text:p>
      <text:p text:style-name="P11"/>
      <text:list xml:id="list3593633947" text:style-name="WW8Num5">
        <text:list-item>
          <text:p text:style-name="P23">Continuar con la obtención y caracterización de series temporales de los <text:tab/>recursos renovables en Argentina.</text:p>
        </text:list-item>
        <text:list-item>
          <text:p text:style-name="P23">Profundizar el estudio del efecto de la variabilidad y las tendencias climáticas <text:tab/>en la disponibilidad de recursos naturales energéticos renovables en <text:tab/>Argentina.</text:p>
        </text:list-item>
        <text:list-item>
          <text:p text:style-name="P24">Avanzar en el desarrollo e implementación de pronósticos a mediano plazo de los recursos energéticos renovables (eólico, solar e hidroeléctrico)</text:p>
        </text:list-item>
      </text:list>
      <text:p text:style-name="P6"/>
      <text:p text:style-name="P6"/>
      <text:p text:style-name="P6"/>
      <text:p text:style-name="P6"/>
      <text:p text:style-name="P6"/>
      <text:p text:style-name="P14"><text:soft-page-break/><text:span text:style-name="T8">2. </text:span>Objetivos específicos</text:p>
      <text:p text:style-name="P13"/>
      <text:p text:style-name="P16">Como se mencionó anteriormente, los pronósticos de mediano plazo comprenden dos escalas temporales diferentes: la escala sub-estacional, que abarca períodos desde la semana hasta el mes; y el período estacional, que abarca períodos desde el mes hasta el año [17, 20]. </text:p>
      <text:p text:style-name="P16">En la escala estacional, las dos herramientas de pronóstico más utilizadas actualmente son 1) las basadas en modelos físicos y 2) las basadas en modelos estadísticos [21]. Por un lado, el modelado físico se ocupa de resolver las ecuaciones que gobiernan el movimiento de la atmósfera. Estas predicciones están basadas en modelos acopados atmósfera/océano/criósfera/tierra. A pesar de que la atmósfera presenta una naturaleza caótica y su comportamiento solo puede ser pronosticado con precisión solo por unos días (pronósticos meteorológicos), la evolución de las temperaturas del mar, la humedad del suelo, la cobertura de nieve o la extensión del hielo marino es relativamente lenta y fuerza a la atmósfera [12, 20]. Esto posibilita la anticipación de anomalías en el estado de la atmósfera, pero no sin una incertidumbre considerable. Para tener en cuenta esta incertidumbre, las predicciones son repetidas múltiples veces incluyendo pequeños cambios en las condiciones de contorno iniciales. Como resultado, se obtienen una serie de pronósticos, lo cual se denomina set de ensambles, a partir de los cuales es posible determinar la probabilidad de ocurrencia de determinado evento [11, 12]. Los pronósticos basado en modelos físicos, no obstante, son producidos en resoluciones mas bien gruesas, y están afectados por desvíos considerables [11, 22], por lo cual es necesario llevar a cabo un proceso de calibración utilizando predicciones retrospectivas [11, 20]. </text:p>
      <text:p text:style-name="P7">Los modelos de predicción estadísticos se basan utilizar pronósticos de índices de variaciones climáticas (como por ejemplo el fenómeno Niño/Niña) para conocer la evolución de variables relacionadas a la producción de energía renovable [11, 23]. El razonamiento de este método, es que si se comprueba una relación robusta entre una variable de interés (velocidad del viento por ejemplo) y un índice climático, se puede pronosticar la evolución de esta variable de interés sin recurrir a los modelos dinámicos con su enorme costo computacional asociado [11].</text:p>
      <text:p text:style-name="P7"/>
      <text:p text:style-name="P21"><text:span text:style-name="T3">Con respecto a la escala sub-estacional, los esfuerzos para desarrollar pronósticos son recientes y están principalmente enfocados en predecir la evolución de la Oscilación de Madden Julian [20]. La Oscilación de Madden Julian </text:span><text:span text:style-name="T5">es una oscilación intraestacional de los patrones de precipitación tropical, que pasa por un ciclo identificado, con un período de 60 a 90 días [24, 25], y que fuerza cambios en los patrones de circulación atmosférica en latitudes medias [26, 27]</text:span></text:p>
      <text:p text:style-name="P20"/>
      <text:p text:style-name="P18">Los objetivos específicos del proyecto propuesto son:</text:p>
      <text:list xml:id="list13381901" text:style-name="WW8Num6">
        <text:list-item>
          <text:p text:style-name="P27"><text:span text:style-name="T4">Pronósticos de modelos físicos en escala estacional: Hacer un análisis retrospectivo de los modelos de pronóstico disponibles del Centro Europeo para el Pronostico de Mediano Plazo (</text:span><text:a xlink:type="simple" xlink:href="https://www.ecmwf.int/" text:style-name="Internet_20_link" text:visited-style-name="Visited_20_Internet_20_Link"><text:span text:style-name="Internet_20_link"><text:span text:style-name="T4">https://www.ecmwf.int/</text:span></text:span></text:a><text:span text:style-name="T4">)</text:span></text:p>
        </text:list-item>
        <text:list-item>
          <text:p text:style-name="P26">Pronósticos estadísticos de escala estacional: continuar con la evaluación de predictores atmosféricos/oceánicos de los recursos energéticos renovables (solar, eólico)</text:p>
        </text:list-item>
        <text:list-item>
          <text:p text:style-name="P25">Pronósticos en escala sub-estacional: evaluar el impácto de la Oscilación de Madden Julian en la nubosidad, velocidad del viento y precipitaciones en regiones de interés </text:p>
        </text:list-item>
      </text:list>
      <text:p text:style-name="P8"/>
      <text:p text:style-name="P3"><text:span text:style-name="T8">3. </text:span>Relevancia del problema:</text:p>
      <text:p text:style-name="P3"/>
      <text:p text:style-name="P9">En <text:span text:style-name="T6">Argentina </text:span><text:span text:style-name="T7">Sudamerica</text:span>, los recursos energéticos renovables que dependen del clima tienen un enorme potencial [28,29]. Solo la energía hidroeléctrica ha sido aprovechada hasta el momento (aproximadamente un 30 % de la generación eléctrica proviene de la hidroelectricidad). No obstante, el porcentaje de energía eólica y solar ha aumentado recientemente y lo seguirá haciendo en los próximos años Como se ha mencionado anteriormente, estas fuentes de <text:soft-page-break/>generación (sumando a la generación hidroeléctrica) no están exentas de incertidumbre en cuanto a su disponibilidad: La velocidad del viento (y por lo tanto la producción de energía eólica) muestra variaciones en diferentes escalas temporales: la escala turbulenta, el ciclo diario, las variaciones sinópticas y los ciclos anual/estacional [9, 23, 24]. La producción de energía solar muestra, en cambio, variaciones diaria y anual mucho más definidas [32]. También muestra variaciones irregulares asociadas a las variaciones de temperatura y al porcentaje de nubosidad [33,34]. <text:s text:c="2"/>La disponibilidad de recursos hidricos depende del tipo de régimen (pluvial, pluvio-nival o nival) lo cual esta determinado por la ubicación geográfica de una cuenca. A su vez, la ubicación geográfica también determina que forzantes climáticos actúan sobe la cuenca y modulan su variabilidad [35, 36]. Esta incertidumbre genera inconvenientes tanto para la perspectiva del generador como del operador del sistema interconectado [10, 37-40]. Como se mencionó anteriormente,<text:span text:style-name="T1"> </text:span>la predicción de la disponibilidad de estos recursos en múltiples escalas temporales resulta crucial para la programación y la anticipación de pecios y flujos económicos [11,12, 17-20]. Este proyecto se enfoca en estudiar e implementar herramientas de pronóstico en las escalas de tiempo sub-estacional y estacional.</text:p>
      <text:p text:style-name="P9"/>
      <text:p text:style-name="P10"><text:span text:style-name="T1">4.</text:span> <text:span text:style-name="T1">Antecedentes y estado del arte</text:span></text:p>
      <text:p text:style-name="P9"/>
      <text:p text:style-name="P15"><text:span text:style-name="T8">4.1</text:span> Pronósticos de modelos físicos en escala estacional</text:p>
      <text:p text:style-name="P19"/>
      <text:p text:style-name="P22"><text:span text:style-name="T3">En los últimos años se ha se ha avanzado en el desarrollo de pronósticos a escala estacional basado en modelos físicos [19-22, 41, 42]. Se utilizan modelos de circulación general similares a los modelos utilizados en el pronóstico meteorológico, pero incorporando procesos físicos de evolución lenta como la evolución de las temperaturas del mar, la humedad del suelo, la cobertura de nieve o la extensión del hielo marino [12, 20]. Muchos de estos pronósticos están disponibles en el sitio del </text:span><text:span text:style-name="T4">Centro Europeo para el Pronostico de Mediano Plazo (</text:span><text:a xlink:type="simple" xlink:href="https://www.ecmwf.int/" text:style-name="Internet_20_link" text:visited-style-name="Visited_20_Internet_20_Link"><text:span text:style-name="Internet_20_link"><text:span text:style-name="T4">https://www.ecmwf.int/</text:span></text:span></text:a><text:span text:style-name="T4">). Como se mencionó anteriormente, para incorporar la incertidumbre intrínseca de estos pronósticos y poder expresarlos en términos de probabilidad, se trabaja con múltiples simulaciones o ensambles.</text:span></text:p>
      <text:p text:style-name="P19">Los principales desafíos, a la hora de implementar un pronóstico estacional en una región determinada, radican en 1) realizar un proceso de calibración, cuantificando y corrigiendo <text:s/>los desvíos [11,22, 43, 44] y 2) evaluar y comparar la performance de los diferentes modelos evaluando los pronósticos en forma retrospectiva (hindcasts). Con respecto a este ultimo punto, se han propuesto diferentes métricas para evaluar el skill de un pronóstico, dependiendo de si la variable de interés es categórica o numérica [45, 46]</text:p>
      <text:p text:style-name="P19"/>
      <text:p text:style-name="P15"><text:span text:style-name="T8">4</text:span>.2. Pronósticos estadísticos de escala estacional</text:p>
      <text:p text:style-name="P15"/>
      <text:p text:style-name="P17">El estudio de la relación entre indices de circulación atmosférica/oceánica de escala global con variables meteorológicas a escala de región ha sido abordado por diversas disciplinas, como la ecología [47,48] o la hidrología [35,48]. Algunos de los fenómenos que resumen estos índices tienen algún grado de predictibilidad debido a la inercia de determinados procesos, como la evolución de las temperaturas del mar [20]. Si se logra establecer una relación robusta entre un indice climático de gran escala y alguna variable a escala local, esto significa que ese pronóstico también puede extenderse a esa variable local [50-52]. En la disciplina “meteorología de la energía” este procedimiento ha sido denominado “bridging”, y tiene la ventaja de que permite implementar pronósticos estacionales abaratando los costos computacionales del los pronósticos basados en modelos de circulación general. Existe gran cantidad de trabajos que exploran la relación entre fenómenos climáticos de gran escala y recursos energéticos renovables a escala local en diferentes regiones del mundo [11, 50-54], incluso en Argentina [55, 56] </text:p>
      <text:p text:style-name="P15"><text:soft-page-break/></text:p>
      <text:p text:style-name="P15"><text:span text:style-name="T8">4</text:span>.3. Pronósticos en escala sub-estacional</text:p>
      <text:p text:style-name="P12"/>
      <text:p text:style-name="P9">Como se mencionó anteriormente, una parte importante de la variabilidad climática en escala sub-estacional está asociada a la Oscilación de Madden-Julian (OMJ) [20]. Existen trabajos que vinculan esta oscilación con variables meteorológicas en diversas regiones del mundo [57-59], En particular, en América del Sur se han descripto vínculos entre diferentes fases e intensidad de esta oscilación con variaciones en las precipitaciones y las temperaturas [26, 27]. En años recientes se han realizado avances en cuanto a la predictabilidad de esta oscilación [25, 62, 63], la cual alcanza actualmente el horizonte sub-mensual (<text:a xlink:type="simple" xlink:href="http://www.bom.gov.au/climate/mjo/" text:style-name="Internet_20_link" text:visited-style-name="Visited_20_Internet_20_Link"><text:span text:style-name="Internet_20_link"><text:span text:style-name="T2">http://www.bom.gov.au/climate/mjo/</text:span></text:span></text:a>). Hasta el momento, es escasa la bibliografía referida al uso de la OMJ como potencial predictor de recursos energéticos renovables [2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Arial Unicode MS'" style:font-charset="x-symbol"/>
    <style:font-face style:name="OpenSymbol1" svg:font-family="OpenSymbol, 'Arial Unicode MS'"/>
    <style:font-face style:name="Symbol" svg:font-family="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WW8Num5z0" style:family="text">
      <style:text-properties fo:color="#000000" loext:opacity="100%" style:font-name="Symbol" fo:font-family="Symbol" style:font-charset="x-symbol" fo:font-size="11pt" style:font-size-asian="11pt" style:font-name-complex="OpenSymbol" style:font-family-complex="OpenSymbol, 'Arial Unicode MS'" style:font-charset-complex="x-symbol" style:font-size-complex="11pt"/>
    </style:style>
    <style:style style:name="WW8Num5z1" style:family="text">
      <style:text-properties style:font-name="OpenSymbol1" fo:font-family="OpenSymbol, 'Arial Unicode MS'" style:font-name-complex="OpenSymbol" style:font-family-complex="OpenSymbol, 'Arial Unicode MS'" style:font-charset-complex="x-symbol"/>
    </style:style>
    <style:style style:name="WW8Num6z0" style:family="text">
      <style:text-properties fo:color="#000000" loext:opacity="100%" style:font-name="Symbol" fo:font-family="Symbol" style:font-charset="x-symbol" fo:font-size="11pt" style:font-size-asian="11pt" style:font-name-complex="OpenSymbol" style:font-family-complex="OpenSymbol, 'Arial Unicode MS'" style:font-charset-complex="x-symbol" style:font-size-complex="11pt"/>
    </style:style>
    <style:style style:name="WW8Num6z1" style:family="text">
      <style:text-properties style:font-name="OpenSymbol1" fo:font-family="OpenSymbol, 'Arial Unicode MS'" style:font-name-complex="OpenSymbol" style:font-family-complex="OpenSymbol, 'Arial Unicode MS'" style:font-charset-complex="x-symbol"/>
    </style:style>
    <style:style style:name="Visited_20_Internet_20_Link" style:display-name="Visited Internet Link" style:family="text">
      <style:text-properties fo:color="#8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9917in" fo:text-indent="-0.25in" fo:margin-left="0.9917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1"/>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4917in" fo:text-indent="-0.25in" fo:margin-left="1.4917in"/>
        </style:list-level-properties>
        <style:text-properties style:font-name="OpenSymbol1"/>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1"/>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OpenSymbol1"/>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4917in" fo:text-indent="-0.25in" fo:margin-left="2.4917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1"/>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2.9917in" fo:text-indent="-0.25in" fo:margin-left="2.9917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0T12:19:03.574727155</meta:creation-date>
    <meta:generator>LibreOffice/7.3.7.2$Linux_X86_64 LibreOffice_project/30$Build-2</meta:generator>
    <dc:date>2023-06-13T11:34:46.828729388</dc:date>
    <meta:editing-duration>PT24M24S</meta:editing-duration>
    <meta:editing-cycles>2</meta:editing-cycles>
    <meta:document-statistic meta:table-count="0" meta:image-count="0" meta:object-count="0" meta:page-count="4" meta:paragraph-count="29" meta:word-count="1691" meta:character-count="11561" meta:non-whitespace-character-count="9895"/>
  </office:meta>
</office:document-meta>
</file>